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21d7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&gt;Lien dépôt GIT : </text:span><text:a xlink:type="simple" xlink:href="https://github.com/KevGithubb/depotgithub.git" text:style-name="Internet_20_link" text:visited-style-name="Visited_20_Internet_20_Link">https://github.com/KevGithubb/depotgithub.git</text:a></text:p>
      <text:p text:style-name="Standard"/>
      <text:p text:style-name="Standard"/>
      <text:p text:style-name="Standard"><text:span text:style-name="T1">&gt;token connexion github : </text:span>ghp_uOpR5Ce3Dyy0xyBJceNqYX5B7DHkaU38Gv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1:24:33.586753569</meta:creation-date>
    <dc:date>2025-05-27T12:10:17.756361345</dc:date>
    <meta:editing-duration>PT45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0" meta:character-count="129" meta:non-whitespace-character-count="121"/>
  </office:meta>
</office:document-meta>
</file>